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056b"/>
    </style:style>
    <style:style style:name="T1" style:family="text">
      <style:text-properties officeooo:rsid="00170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ATE:0<text:span text:style-name="T1">4</text:span>/10/24</text:p>
      <text:p text:style-name="Standard"><text:span text:style-name="T1">11</text:span>.To read three numbers and print largest among them</text:p>
      <text:p text:style-name="Standard"/>
      <text:p text:style-name="Standard"/>
      <text:p text:style-name="Standard">PROGRAM:</text:p>
      <text:p text:style-name="Standard"/>
      <text:p text:style-name="Standard">x=int(input("Enter first number:"))</text:p>
      <text:p text:style-name="Standard">y=int(input("Enter second number:"))</text:p>
      <text:p text:style-name="Standard">z=int(input("Enter second number:"))</text:p>
      <text:p text:style-name="Standard"/>
      <text:p text:style-name="Standard">if x&gt;y and x&gt;z:</text:p>
      <text:p text:style-name="Standard"><text:tab/>print("First number is larger")</text:p>
      <text:p text:style-name="Standard">elif y&gt;x and y&gt;z:</text:p>
      <text:p text:style-name="Standard"><text:tab/>print("Second number is largest")</text:p>
      <text:p text:style-name="Standard">else:</text:p>
      <text:p text:style-name="Standard"><text:tab/>print("Third is largest")<text:tab/><text:tab/></text:p>
      <text:p text:style-name="Standard"><text:tab/></text:p>
      <text:p text:style-name="Standard"><text:tab/></text:p>
      <text:p text:style-name="P1">OUTPUT: </text:p>
      <text:p text:style-name="P1"/>
      <text:p text:style-name="P1">Enter first number:3</text:p>
      <text:p text:style-name="P1">Enter second number:4</text:p>
      <text:p text:style-name="P1">Enter second number:6</text:p>
      <text:p text:style-name="Standard">Third is largest </text:p>
      <text:p text:style-name="Standard"/>
      <text:p text:style-name="P1">Enter first number:<text:span text:style-name="T1">1</text:span></text:p>
      <text:p text:style-name="P1">Enter second number:<text:span text:style-name="T1">7</text:span></text:p>
      <text:p text:style-name="P1">Enter second number:6</text:p>
      <text:p text:style-name="P1">Second number is larges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1:25:44.392432067</meta:creation-date>
    <dc:date>2024-10-08T11:29:09.600834206</dc:date>
    <meta:editing-duration>PT3M25S</meta:editing-duration>
    <meta:editing-cycles>1</meta:editing-cycles>
    <meta:document-statistic meta:table-count="0" meta:image-count="0" meta:object-count="0" meta:page-count="1" meta:paragraph-count="23" meta:word-count="66" meta:character-count="488" meta:non-whitespace-character-count="433"/>
    <meta:generator>LibreOffice/7.3.7.2$Linux_X86_64 LibreOffice_project/30$Build-2</meta:generator>
  </office:meta>
</office:document-meta>
</file>